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5.281cm"/>
    </style:style>
    <style:style style:name="co11" style:family="table-column">
      <style:table-column-properties fo:break-before="auto" style:column-width="9.077cm"/>
    </style:style>
    <style:style style:name="co12" style:family="table-column">
      <style:table-column-properties fo:break-before="auto" style:column-width="6.38cm"/>
    </style:style>
    <style:style style:name="co13" style:family="table-column">
      <style:table-column-properties fo:break-before="auto" style:column-width="13.18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4.646cm"/>
    </style:style>
    <style:style style:name="co16" style:family="table-column">
      <style:table-column-properties fo:break-before="auto" style:column-width="13.298cm"/>
    </style:style>
    <style:style style:name="co17" style:family="table-column">
      <style:table-column-properties fo:break-before="auto" style:column-width="13.788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13.603cm"/>
    </style:style>
    <style:style style:name="co21" style:family="table-column">
      <style:table-column-properties fo:break-before="auto" style:column-width="10.862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11.714cm"/>
    </style:style>
    <style:style style:name="co25" style:family="table-column">
      <style:table-column-properties fo:break-before="auto" style:column-width="9.855cm"/>
    </style:style>
    <style:style style:name="co26" style:family="table-column">
      <style:table-column-properties fo:break-before="auto" style:column-width="8.368cm"/>
    </style:style>
    <style:style style:name="co27" style:family="table-column">
      <style:table-column-properties fo:break-before="auto" style:column-width="3.515cm"/>
    </style:style>
    <style:style style:name="co28" style:family="table-column">
      <style:table-column-properties fo:break-before="auto" style:column-width="4.101cm"/>
    </style:style>
    <style:style style:name="co29" style:family="table-column">
      <style:table-column-properties fo:break-before="auto" style:column-width="12.453cm"/>
    </style:style>
    <style:style style:name="co30" style:family="table-column">
      <style:table-column-properties fo:break-before="auto" style:column-width="13.979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9.703cm"/>
    </style:style>
    <style:style style:name="co33" style:family="table-column">
      <style:table-column-properties fo:break-before="auto" style:column-width="5.237cm"/>
    </style:style>
    <style:style style:name="co34" style:family="table-column">
      <style:table-column-properties fo:break-before="auto" style:column-width="14.305cm"/>
    </style:style>
    <style:style style:name="co35" style:family="table-column">
      <style:table-column-properties fo:break-before="auto" style:column-width="2.83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10.356cm"/>
    </style:style>
    <style:style style:name="co38" style:family="table-column">
      <style:table-column-properties fo:break-before="auto" style:column-width="10.165cm"/>
    </style:style>
    <style:style style:name="co39" style:family="table-column">
      <style:table-column-properties fo:break-before="auto" style:column-width="3.902cm"/>
    </style:style>
    <style:style style:name="co40" style:family="table-column">
      <style:table-column-properties fo:break-before="auto" style:column-width="7.579cm"/>
    </style:style>
    <style:style style:name="co41" style:family="table-column">
      <style:table-column-properties fo:break-before="auto" style:column-width="11.991cm"/>
    </style:style>
    <style:style style:name="co42" style:family="table-column">
      <style:table-column-properties fo:break-before="auto" style:column-width="8.341cm"/>
    </style:style>
    <style:style style:name="co43" style:family="table-column">
      <style:table-column-properties fo:break-before="auto" style:column-width="20.978cm"/>
    </style:style>
    <style:style style:name="co44" style:family="table-column">
      <style:table-column-properties fo:break-before="auto" style:column-width="3.944cm"/>
    </style:style>
    <style:style style:name="co45" style:family="table-column">
      <style:table-column-properties fo:break-before="auto" style:column-width="3.667cm"/>
    </style:style>
    <style:style style:name="co46" style:family="table-column">
      <style:table-column-properties fo:break-before="auto" style:column-width="7.108cm"/>
    </style:style>
    <style:style style:name="co47" style:family="table-column">
      <style:table-column-properties fo:break-before="auto" style:column-width="15.072cm"/>
    </style:style>
    <style:style style:name="co48" style:family="table-column">
      <style:table-column-properties fo:break-before="auto" style:column-width="2.891cm"/>
    </style:style>
    <style:style style:name="co49" style:family="table-column">
      <style:table-column-properties fo:break-before="auto" style:column-width="3.196cm"/>
    </style:style>
    <style:style style:name="co50" style:family="table-column">
      <style:table-column-properties fo:break-before="auto" style:column-width="10.52cm"/>
    </style:style>
    <style:style style:name="co51" style:family="table-column">
      <style:table-column-properties fo:break-before="auto" style:column-width="5.644cm"/>
    </style:style>
    <style:style style:name="co52" style:family="table-column">
      <style:table-column-properties fo:break-before="auto" style:column-width="16.321cm"/>
    </style:style>
    <style:style style:name="co53" style:family="table-column">
      <style:table-column-properties fo:break-before="auto" style:column-width="7.026cm"/>
    </style:style>
    <style:style style:name="co54" style:family="table-column">
      <style:table-column-properties fo:break-before="auto" style:column-width="10.245cm"/>
    </style:style>
    <style:style style:name="co55" style:family="table-column">
      <style:table-column-properties fo:break-before="auto" style:column-width="9.544cm"/>
    </style:style>
    <style:style style:name="co56" style:family="table-column">
      <style:table-column-properties fo:break-before="auto" style:column-width="22.648cm"/>
    </style:style>
    <style:style style:name="co57" style:family="table-column">
      <style:table-column-properties fo:break-before="auto" style:column-width="6.98cm"/>
    </style:style>
    <style:style style:name="co58" style:family="table-column">
      <style:table-column-properties fo:break-before="auto" style:column-width="10.058cm"/>
    </style:style>
    <style:style style:name="co59" style:family="table-column">
      <style:table-column-properties fo:break-before="auto" style:column-width="9.022cm"/>
    </style:style>
    <style:style style:name="co60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2.448cm" fo:break-before="auto" style:use-optimal-row-height="true"/>
    </style:style>
    <style:style style:name="ro9" style:family="table-row">
      <style:table-row-properties style:row-height="1.078cm" fo:break-before="auto" style:use-optimal-row-height="true"/>
    </style:style>
    <style:style style:name="ro10" style:family="table-row">
      <style:table-row-properties style:row-height="2.79cm" fo:break-before="auto" style:use-optimal-row-height="true"/>
    </style:style>
    <style:style style:name="ro11" style:family="table-row">
      <style:table-row-properties style:row-height="4.159cm" fo:break-before="auto" style:use-optimal-row-height="true"/>
    </style:style>
    <style:style style:name="ro12" style:family="table-row">
      <style:table-row-properties style:row-height="5.528cm" fo:break-before="auto" style:use-optimal-row-height="true"/>
    </style:style>
    <style:style style:name="ro13" style:family="table-row">
      <style:table-row-properties style:row-height="1.42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2.605cm" fo:break-before="auto" style:use-optimal-row-height="true"/>
    </style:style>
    <style:style style:name="ro16" style:family="table-row">
      <style:table-row-properties style:row-height="1.762cm" fo:break-before="auto" style:use-optimal-row-height="true"/>
    </style:style>
    <style:style style:name="ro17" style:family="table-row">
      <style:table-row-properties style:row-height="0.736cm" fo:break-before="auto" style:use-optimal-row-height="true"/>
    </style:style>
    <style:style style:name="ro18" style:family="table-row">
      <style:table-row-properties style:row-height="1.921cm" fo:break-before="auto" style:use-optimal-row-height="true"/>
    </style:style>
    <style:style style:name="ro19" style:family="table-row">
      <style:table-row-properties style:row-height="1.131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4.554cm" fo:break-before="auto" style:use-optimal-row-height="true"/>
    </style:style>
    <style:style style:name="ro22" style:family="table-row">
      <style:table-row-properties style:row-height="3.817cm" fo:break-before="auto" style:use-optimal-row-height="true"/>
    </style:style>
    <style:style style:name="ro23" style:family="table-row">
      <style:table-row-properties style:row-height="2.106cm" fo:break-before="auto" style:use-optimal-row-height="true"/>
    </style:style>
    <style:style style:name="ro24" style:family="table-row">
      <style:table-row-properties style:row-height="2.552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3.133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184cm" fo:break-before="auto" style:use-optimal-row-height="true"/>
    </style:style>
    <style:style style:name="ro29" style:family="table-row">
      <style:table-row-properties style:row-height="2.263cm" fo:break-before="auto" style:use-optimal-row-height="true"/>
    </style:style>
    <style:style style:name="ro30" style:family="table-row">
      <style:table-row-properties style:row-height="2.947cm" fo:break-before="auto" style:use-optimal-row-height="true"/>
    </style:style>
    <style:style style:name="ro31" style:family="table-row">
      <style:table-row-properties style:row-height="3.632cm" fo:break-before="auto" style:use-optimal-row-height="true"/>
    </style:style>
    <style:style style:name="ro32" style:family="table-row">
      <style:table-row-properties style:row-height="4.316cm" fo:break-before="auto" style:use-optimal-row-height="true"/>
    </style:style>
    <style:style style:name="ro33" style:family="table-row">
      <style:table-row-properties style:row-height="5.685cm" fo:break-before="auto" style:use-optimal-row-height="true"/>
    </style:style>
    <style:style style:name="ro34" style:family="table-row">
      <style:table-row-properties style:row-height="3.21cm" fo:break-before="auto" style:use-optimal-row-height="true"/>
    </style:style>
    <style:style style:name="ro3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5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9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0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6" style:family="text">
      <style:text-properties style:font-name-asian="DejaVu Sans Mono" style:font-name-complex="DejaVu Sans Mono" style:font-size-asian="8.5pt" style:font-size-complex="8.5pt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1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65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7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9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0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5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9" style:family="text">
      <style:text-properties fo:color="#00a933" fo:font-weight="bold" style:font-weight-asian="bold" style:font-weight-complex="bold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9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8" style:family="text">
      <style:text-properties fo:color="#ce181e" fo:font-weight="bold" style:font-weight-asian="bold" style:font-weight-complex="bold"/>
    </style:style>
    <style:style style:name="T99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0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1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0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1" style:family="text">
      <style:text-properties style:font-name-asian="Consolas" style:font-name-complex="Consolas" style:font-size-asian="9.5pt" style:font-size-complex="9.5pt"/>
    </style:style>
    <style:style style:name="T112" style:family="text">
      <style:text-properties style:text-position="super 58%"/>
    </style:style>
    <style:style style:name="T113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9" office:value-type="string" calcext:value-type="string">
            <text:p>Interface Selection</text:p>
          </table:table-cell>
          <table:table-cell table:style-name="ce39" office:value-type="string" calcext:value-type="string">
            <text:p>Preparation</text:p>
          </table:table-cell>
          <table:table-cell table:style-name="ce39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39"/>
          <table:table-cell table:style-name="ce39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No longer available active</text:p>
          </table:table-cell>
          <table:table-cell table:style-name="ce39" office:value-type="string" calcext:value-type="string">
            <text:p>Disconnect the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Start YAT</text:p>
          </table:table-cell>
          <table:table-cell table:style-name="ce39" office:value-type="string" calcext:value-type="string">
            <text:p><text:span text:style-name="T1">Message</text:span> that interface is no longer available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No]</text:p>
          </table:table-cell>
          <table:table-cell table:style-name="ce39" office:value-type="string" calcext:value-type="string">
            <text:p>Error message</text:p>
            <text:p>Terminal stays closed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Terminal &gt; Settings...]</text:p>
          </table:table-cell>
          <table:table-cell table:style-name="ce39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OK]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Cancel]</text:p>
          </table:table-cell>
          <table:table-cell table:style-name="ce39" office:value-type="string" calcext:value-type="string">
            <text:p>Terminal still closed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Reconnect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Open/Start the terminal</text:p>
          </table:table-cell>
          <table:table-cell table:style-name="ce39" office:value-type="string" calcext:value-type="string">
            <text:p>works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Cleanup</text:p>
          </table:table-cell>
          <table:table-cell table:style-name="ce39" office:value-type="string" calcext:value-type="string">
            <text:p>Close workspac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3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65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      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 07h 08h 09h</text:span><text:span text:style-name="T10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7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       </text:span><text:span text:style-name="T9">X</text:span><text:span text:style-name="T10"> </text:span><text:span text:style-name="T9">Y</text:span><text:span text:style-name="T10"> </text:span><text:span text:style-name="T9">Z</text:span></text:p>
            <text:p><text:span text:style-name="T13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4">&lt;BEL&gt;      </text:span><text:span text:style-name="T9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D</text:span><text:span text:style-name="T18">&lt;BEL&gt;</text:span><text:span text:style-name="T17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 07h 08h 09h</text:span><text:span text:style-name="T10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4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9">(&lt;TS&gt;)</text:span><text:span text:style-name="T20"> </text:span><text:span text:style-name="T21">ABCDE</text:span></text:p>
            <text:p><text:span text:style-name="T19">(&lt;TS&gt;)</text:span><text:span text:style-name="T20"> </text:span><text:span text:style-name="T21">ABCD</text:span></text:p>
            <text:p><text:span text:style-name="T19">(&lt;TS&gt;)</text:span><text:span text:style-name="T20"> </text:span><text:span text:style-name="T21">ABC</text:span></text:p>
            <text:p><text:span text:style-name="T19">(&lt;TS&gt;)</text:span><text:span text:style-name="T20"> </text:span><text:span text:style-name="T21">AB</text:span></text:p>
            <text:p><text:span text:style-name="T19">(&lt;TS&gt;)</text:span><text:span text:style-name="T20"> </text:span><text:span text:style-name="T21">A</text:span></text:p>
            <text:p><text:span text:style-name="T19">(&lt;TS&gt;)</text:span><text:span text:style-name="T20"> </text:span></text:p>
            <text:p><text:span text:style-name="T19">(&lt;TS&gt;)</text:span><text:span text:style-name="T20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9">(&lt;TS&gt;)</text:span><text:span text:style-name="T20"> </text:span><text:span text:style-name="T21">ABCDE</text:span></text:p>
            <text:p><text:span text:style-name="T19">(&lt;TS&gt;)</text:span><text:span text:style-name="T20"> </text:span><text:span text:style-name="T21">ABCD</text:span></text:p>
            <text:p><text:span text:style-name="T19">(&lt;TS&gt;)</text:span><text:span text:style-name="T20"> </text:span><text:span text:style-name="T21">ABC</text:span></text:p>
            <text:p><text:span text:style-name="T19">(&lt;TS&gt;)</text:span><text:span text:style-name="T20"> </text:span><text:span text:style-name="T21">AB</text:span></text:p>
            <text:p><text:span text:style-name="T19">(&lt;TS&gt;)</text:span><text:span text:style-name="T20"> </text:span><text:span text:style-name="T21">A</text:span></text:p>
            <text:p><text:span text:style-name="T19">(&lt;TS&gt;)</text:span><text:span text:style-name="T20"> </text:span></text:p>
            <text:p><text:span text:style-name="T19">(&lt;TS&gt;)</text:span><text:span text:style-name="T20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11" office:value-type="string" calcext:value-type="string">
            <text:p><text:span text:style-name="T19">(&lt;TS&gt;)</text:span><text:span text:style-name="T20"> </text:span><text:span text:style-name="T17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12" office:value-type="string" calcext:value-type="string">
            <text:p><text:span text:style-name="T19">(&lt;TS&gt;)</text:span><text:span text:style-name="T20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9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17">ABC</text:span><text:span text:style-name="T18">&lt;BEL&gt;      </text:span><text:span text:style-name="T17">XYZ</text:span></text:p>
            <text:p><text:span text:style-name="T3">(&lt;TS&gt;)</text:span><text:span text:style-name="T4"> </text:span><text:span text:style-name="T17">ABCD</text:span><text:span text:style-name="T18">&lt;BEL&gt;</text:span><text:span text:style-name="T17">XYZ</text:span></text:p>
            <text:p><text:span text:style-name="T3">(&lt;TS&gt;)</text:span><text:span text:style-name="T4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2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text:span text:style-name="T22"> </text:span><text:span text:style-name="T23">(5)</text:span></text:p>
          </table:table-cell>
          <table:table-cell table:number-columns-repeated="59"/>
        </table:table-row>
        <table:table-row table:style-name="ro7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17">A</text:span><text:span text:style-name="T22"> </text:span><text:span text:style-name="T24">&lt;CR&gt;</text:span><text:span text:style-name="T25"> </text:span><text:span text:style-name="T17">B</text:span><text:span text:style-name="T22"> </text:span><text:span text:style-name="T24">&lt;LF&gt;</text:span><text:span text:style-name="T25"> </text:span><text:span text:style-name="T17">C</text:span><text:span text:style-name="T22"> </text:span><text:span text:style-name="T23">(5)</text:span></text:p>
            <text:p><text:span text:style-name="T13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17">41h 0Dh</text:span><text:span text:style-name="T22"> </text:span><text:span text:style-name="T17">42h 0Ah</text:span><text:span text:style-name="T22"> </text:span><text:span text:style-name="T17">43h</text:span><text:span text:style-name="T22"> </text:span><text:span text:style-name="T23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text:span text:style-name="T22"> </text:span><text:span text:style-name="T23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text:span text:style-name="T18">&lt;CR&gt;&lt;LF&gt;</text:span><text:span text:style-name="T25"> </text:span><text:span text:style-name="T23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E</text:span></text:p>
            <text:p><text:span text:style-name="T26">ABCDEF</text:span></text:p>
            <text:p><text:span text:style-name="T26">ABCDEFG</text:span></text:p>
            <text:p><text:span text:style-name="T26">ABCDEFG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27">A</text:span><text:span text:style-name="T10"> </text:span><text:span text:style-name="T28">(1)</text:span></text:p>
            <text:p><text:span text:style-name="T27">AB</text:span><text:span text:style-name="T10"> </text:span><text:span text:style-name="T28">(2)</text:span></text:p>
            <text:p><text:span text:style-name="T27">ABC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ABCD</text:span><text:span text:style-name="T10"> </text:span><text:span text:style-name="T28">(4)</text:span></text:p>
            <text:p><text:span text:style-name="T27">E</text:span><text:span text:style-name="T10"> </text:span><text:span text:style-name="T28">(1)</text:span></text:p>
            <text:p><text:span text:style-name="T27">ABCD</text:span><text:span text:style-name="T10"> </text:span><text:span text:style-name="T28">(4)</text:span></text:p>
            <text:p><text:span text:style-name="T27">EF</text:span><text:span text:style-name="T10"> </text:span><text:span text:style-name="T28">(2)</text:span></text:p>
            <text:p><text:span text:style-name="T27">ABCD</text:span><text:span text:style-name="T10"> </text:span><text:span text:style-name="T28">(4)</text:span></text:p>
            <text:p><text:span text:style-name="T27">EFG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EFGH</text:span><text:span text:style-name="T10"> </text:span><text:span text:style-name="T2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4">(0)</text:span>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9">&lt;CR&gt;&lt;LF&gt;</text:span><text:span text:style-name="T25"> </text:span><text:span text:style-name="T23">(3)</text:span></text:p>
            <text:p><text:span text:style-name="T26">AB</text:span><text:span text:style-name="T29">&lt;CR&gt;&lt;LF&gt;</text:span><text:span text:style-name="T25"> </text:span><text:span text:style-name="T23">(4)</text:span></text:p>
            <text:p><text:span text:style-name="T26">ABC</text:span><text:span text:style-name="T29">&lt;CR&gt;</text:span><text:span text:style-name="T25"> </text:span><text:span text:style-name="T23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2"> </text:span><text:span text:style-name="T23">(4)</text:span></text:p>
            <text:p><text:span text:style-name="T30">&lt;CR&gt;&lt;LF&gt;</text:span><text:span text:style-name="T31"> </text:span><text:span text:style-name="T32">(2)</text:span></text:p>
            <text:p><text:span text:style-name="T26">ABCD</text:span><text:span text:style-name="T22"> </text:span><text:span text:style-name="T23">(4)</text:span></text:p>
            <text:p><text:span text:style-name="T26">E</text:span><text:span text:style-name="T29">&lt;CR&gt;&lt;LF&gt;</text:span><text:span text:style-name="T25"> </text:span><text:span text:style-name="T23">(3)</text:span></text:p>
            <text:p><text:span text:style-name="T26">ABCD</text:span><text:span text:style-name="T22"> </text:span><text:span text:style-name="T23">(4)</text:span></text:p>
            <text:p><text:span text:style-name="T26">EF</text:span><text:span text:style-name="T29">&lt;CR&gt;&lt;LF&gt;</text:span><text:span text:style-name="T25"> </text:span><text:span text:style-name="T23">(4)</text:span></text:p>
            <text:p><text:span text:style-name="T26">ABCD</text:span><text:span text:style-name="T22"> </text:span><text:span text:style-name="T23">(4)</text:span></text:p>
            <text:p><text:span text:style-name="T26">EFG</text:span><text:span text:style-name="T29">&lt;CR&gt;</text:span><text:span text:style-name="T25"> </text:span><text:span text:style-name="T23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2"> </text:span><text:span text:style-name="T23">(4)</text:span></text:p>
            <text:p><text:span text:style-name="T26">EFGH</text:span><text:span text:style-name="T22"> </text:span><text:span text:style-name="T23">(4)</text:span></text:p>
            <text:p><text:span text:style-name="T30">&lt;CR&gt;&lt;LF&gt;</text:span><text:span text:style-name="T31"> </text:span><text:span text:style-name="T32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2"> </text:span><text:span text:style-name="T23">(1)</text:span></text:p>
            <text:p><text:span text:style-name="T26">AB</text:span><text:span text:style-name="T22"> </text:span><text:span text:style-name="T23">(2)</text:span></text:p>
            <text:p><text:span text:style-name="T26">ABC</text:span><text:span text:style-name="T22"> </text:span><text:span text:style-name="T23">(3)</text:span></text:p>
          </table:table-cell>
          <table:table-cell table:number-columns-repeated="5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5"> </text:span><text:span text:style-name="T23">(3)</text:span></text:p>
            <text:p><text:span text:style-name="T26">AB</text:span><text:span text:style-name="T22"> </text:span><text:span text:style-name="T23">(2)</text:span></text:p>
            <text:p><text:span text:style-name="T26">ABC</text:span><text:span text:style-name="T29">&lt;CR&gt;&lt;LF&gt;</text:span><text:span text:style-name="T25"> </text:span><text:span text:style-name="T23">(5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5"> </text:span><text:span text:style-name="T23">(3)</text:span></text:p>
            <text:p><text:span text:style-name="T26">AB</text:span><text:span text:style-name="T22"> </text:span><text:span text:style-name="T23">(2)</text:span></text:p>
            <text:p><text:span text:style-name="T26">ABC</text:span><text:span text:style-name="T29">&lt;CR&gt;&lt;LF&gt;</text:span><text:span text:style-name="T25"> </text:span><text:span text:style-name="T23">(5)</text:span></text:p>
            <text:p><text:span text:style-name="T26">ABCD</text:span><text:span text:style-name="T22"> </text:span><text:span text:style-name="T23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2"> </text:span><text:span text:style-name="T23">(1)</text:span></text:p>
            <text:p><text:span text:style-name="T30">&lt;CR&gt;</text:span><text:span text:style-name="T33">B</text:span><text:span text:style-name="T22"> </text:span><text:span text:style-name="T23">(2)</text:span></text:p>
          </table:table-cell>
          <table:table-cell office:value-type="string" calcext:value-type="string">
            <text:p><text:span text:style-name="T75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37">A</text:span><text:span text:style-name="T22"> </text:span><text:span text:style-name="T23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</table:table-cell>
          <table:table-cell table:number-columns-repeated="5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 </text:span><text:span text:style-name="T41">&lt;NUL&gt;</text:span></text:p>
            <text:p><text:span text:style-name="T13">No length yet !!</text:span></text:p>
            <text:p><text:span text:style-name="T13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  <text:p><text:span text:style-name="T13">No length yet !!</text:span></text:p>
            <text:p><text:span text:style-name="T13">...because line is not complete yet.</text:span></text:p>
          </table:table-cell>
          <table:table-cell table:number-columns-repeated="58"/>
        </table:table-row>
        <table:table-row table:style-name="ro1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13">An additional empty line A &gt; B must not be shown !!</text:span></text:p>
            <text:p><text:span text:style-name="T13">...because this is the pending EOL after the 0x00.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17">OK</text:span><text:span text:style-name="T22"> </text:span><text:span text:style-name="T23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text:span text:style-name="T41">&lt;NUL&gt;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</table:table-cell>
          <table:table-cell table:number-columns-repeated="58"/>
        </table:table-row>
        <table:table-row table:style-name="ro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52">Time stamp gets updated !!</text:span></text:p>
          </table:table-cell>
          <table:table-cell table:number-columns-repeated="58"/>
        </table:table-row>
        <table:table-row table:style-name="ro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3">(&lt;TS&gt;)</text:span><text:span text:style-name="T4"> </text:span><text:span text:style-name="T36">(&gt;&gt;)</text:span><text:span text:style-name="T4"> 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52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65">(&lt;TS&gt;)</text:span><text:span text:style-name="T71"> </text:span><text:span text:style-name="T72">(&gt;&gt;)</text:span><text:span text:style-name="T71">  </text:span><text:span text:style-name="T72">(0)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17">OK</text:span><text:span text:style-name="T22"> </text:span><text:span text:style-name="T23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</table:table-cell>
          <table:table-cell table:number-columns-repeated="58"/>
        </table:table-row>
        <table:table-row table:style-name="ro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52">Time stamp gets updated !!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52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</table:table-cell>
          <table:table-cell table:number-columns-repeated="58"/>
        </table:table-row>
        <table:table-row table:style-name="ro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OK</text:span><text:span text:style-name="T54"> </text:span><text:span text:style-name="T55">(2)</text:span></text:p>
          </table:table-cell>
          <table:table-cell table:style-name="ce73" office:value-type="string" calcext:value-type="string"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A</text:span><text:span text:style-name="T76"> </text:span><text:span text:style-name="T77">(1)</text:span></text:p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13">An already completed line cannot be removed.</text:span></text:p>
            <text:p><text:span text:style-name="T13">(Note that unidir Tx/Rx monitor removes A.)</text:span></text:p>
            <text:p><text:span text:style-name="T13">And hidden &lt;BS&gt; and pending EOL must not create a new line.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A</text:span><text:span text:style-name="T76"> </text:span><text:span text:style-name="T77">(1)</text:span></text:p>
            <text:p><text:span text:style-name="T65">(&lt;TS&gt;)</text:span><text:span text:style-name="T71"> </text:span><text:span text:style-name="T72">(&lt;&lt;)</text:span><text:span text:style-name="T71">  </text:span><text:span text:style-name="T72">(0)</text:span></text:p>
            <text:p><text:span text:style-name="T13">An already completed line cannot be removed.</text:span></text:p>
            <text:p><text:span text:style-name="T13">(Note that unidir Tx/Rx monitor removes A.)</text:span></text:p>
            <text:p><text:span text:style-name="T13">And hidden &lt;BS&gt; and pending EOL must not create a new line.</text:span></text:p>
          </table:table-cell>
          <table:table-cell table:number-columns-repeated="58"/>
        </table:table-row>
        <table:table-row table:style-name="ro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OK</text:span><text:span text:style-name="T54"> </text:span><text:span text:style-name="T55">(2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A</text:span><text:span text:style-name="T76"> </text:span><text:span text:style-name="T77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A</text:span><text:span text:style-name="T22"> </text:span><text:span text:style-name="T23">(1)</text:span></text:p>
          </table:table-cell>
          <table:table-cell table:style-name="ce73" office:value-type="string" calcext:value-type="string">
            <text:p><text:span text:style-name="T15">(TS)</text:span><text:span text:style-name="T16"> </text:span><text:span text:style-name="T58">(&gt;&gt;)</text:span><text:span text:style-name="T16"> </text:span><text:span text:style-name="T17">A</text:span><text:span text:style-name="T22"> </text:span><text:span text:style-name="T23">(1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A</text:span><text:span text:style-name="T22"> </text:span><text:span text:style-name="T23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B</text:span><text:span text:style-name="T22"> </text:span><text:span text:style-name="T23">(1)</text:span></text:p>
          </table:table-cell>
          <table:table-cell table:style-name="ce73" office:value-type="string" calcext:value-type="string">
            <text:p><text:span text:style-name="T15">(TS)</text:span><text:span text:style-name="T16"> </text:span><text:span text:style-name="T58">(&gt;&gt;)</text:span><text:span text:style-name="T16"> </text:span><text:span text:style-name="T17">A</text:span><text:span text:style-name="T22"> </text:span><text:span text:style-name="T23">(1)</text:span></text:p>
            <text:p><text:span text:style-name="T59">(TS)</text:span><text:span text:style-name="T31"> </text:span><text:span text:style-name="T32">(&lt;&lt;)</text:span><text:span text:style-name="T31"> </text:span><text:span text:style-name="T37">B</text:span><text:span text:style-name="T22"> </text:span><text:span text:style-name="T23">(1)</text:span>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A</text:span><text:span text:style-name="T22"> </text:span><text:span text:style-name="T23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B</text:span><text:span text:style-name="T18">&lt;CR&gt;&lt;LF&gt;</text:span><text:span text:style-name="T25"> </text:span><text:span text:style-name="T23">(3)</text:span></text:p>
            <text:p><text:span text:style-name="T59">(&lt;TS&gt;)</text:span><text:span text:style-name="T31"> </text:span><text:span text:style-name="T32">(&lt;&lt;)</text:span><text:span text:style-name="T31"> </text:span><text:span text:style-name="T60">&lt;CR&gt;&lt;LF&gt;</text:span><text:span text:style-name="T31"> </text:span><text:span text:style-name="T32">(2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A</text:span><text:span text:style-name="T22"> </text:span><text:span text:style-name="T23">(1)</text:span></text:p>
            <text:p><text:span text:style-name="T59">(&lt;TS&gt;</text:span><text:span text:style-name="T31">) </text:span><text:span text:style-name="T32">(&lt;&lt;)</text:span><text:span text:style-name="T31"> </text:span><text:span text:style-name="T37">B</text:span><text:span text:style-name="T62">&lt;CR&gt;&lt;LF&gt;</text:span><text:span text:style-name="T25"> </text:span><text:span text:style-name="T23">(3)</text:span></text:p>
            <text:p><text:span text:style-name="T59">(&lt;TS&gt;)</text:span><text:span text:style-name="T31"> </text:span><text:span text:style-name="T32">(&gt;&gt;)</text:span><text:span text:style-name="T31"> </text:span><text:span text:style-name="T78">&lt;CR&gt;&lt;LF&gt;</text:span><text:span text:style-name="T31"> </text:span><text:span text:style-name="T32">(2)</text:span></text:p>
            <text:p><text:span text:style-name="T13">First two TimeStamps must remain.</text:span></text:p>
            <text:p><text:span text:style-name="T13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15">(</text:span><text:span text:style-name="T61">&lt;TS&gt;</text:span><text:span text:style-name="T15">)</text:span><text:span text:style-name="T16"> </text:span><text:span text:style-name="T58">(&lt;&lt;)</text:span><text:span text:style-name="T16"> </text:span><text:span text:style-name="T41">&lt;NUL&gt;</text:span><text:span text:style-name="T16"> </text:span><text:span text:style-name="T58">(1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lt;&lt;)</text:span></text:p>
          </table:table-cell>
          <table:table-cell table:number-columns-repeated="58"/>
        </table:table-row>
        <table:table-row table:style-name="ro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5">(</text:span><text:span text:style-name="T61">&lt;TS&gt;</text:span><text:span text:style-name="T15">)</text:span><text:span text:style-name="T16"> </text:span><text:span text:style-name="T58">(&lt;&lt;)</text:span><text:span text:style-name="T16"> </text:span><text:span text:style-name="T41">&lt;NUL&gt;</text:span><text:span text:style-name="T16"> </text:span><text:span text:style-name="T58">(1)</text:span></text:p>
            <text:p><text:span text:style-name="T15">(</text:span><text:span text:style-name="T61">&lt;TS&gt;</text:span><text:span text:style-name="T15">)</text:span><text:span text:style-name="T16"> </text:span><text:span text:style-name="T58">(&gt;&gt;)</text:span><text:span text:style-name="T16"> </text:span><text:span text:style-name="T17">B</text:span><text:span text:style-name="T18">&lt;CR&gt;&lt;LF&gt;</text:span><text:span text:style-name="T25"> </text:span><text:span text:style-name="T23">(3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A</text:span><text:span text:style-name="T62">&lt;CR&gt;&lt;LF&gt;</text:span><text:span text:style-name="T25"> </text:span><text:span text:style-name="T23">(3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B</text:span><text:span text:style-name="T62">&lt;CR&gt;&lt;LF&gt;</text:span><text:span text:style-name="T25"> </text:span><text:span text:style-name="T23">(3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A</text:span><text:span text:style-name="T18">&lt;CR&gt;&lt;LF&gt;</text:span><text:span text:style-name="T25"> </text:span><text:span text:style-name="T23">(3)</text:span></text:p>
          </table:table-cell>
          <table:table-cell table:number-columns-repeated="58"/>
        </table:table-row>
        <table:table-row table:style-name="ro9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15">(</text:span><text:span text:style-name="T61">&lt;TS&gt;</text:span><text:span text:style-name="T15">)</text:span><text:span text:style-name="T16"> </text:span><text:span text:style-name="T58">(&lt;&lt;)</text:span><text:span text:style-name="T16"> </text:span><text:span text:style-name="T41">&lt;NUL&gt;</text:span><text:span text:style-name="T16"> </text:span><text:span text:style-name="T58">(1)</text:span></text:p>
            <text:p><text:span text:style-name="T15">(</text:span><text:span text:style-name="T61">&lt;TS&gt;</text:span><text:span text:style-name="T15">)</text:span><text:span text:style-name="T16"> </text:span><text:span text:style-name="T58">(&gt;&gt;)</text:span><text:span text:style-name="T16"> </text:span><text:span text:style-name="T17">B</text:span><text:span text:style-name="T22"> </text:span><text:span text:style-name="T23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A</text:span><text:span text:style-name="T22"> </text:span><text:span text:style-name="T23">(1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B</text:span><text:span text:style-name="T22"> </text:span><text:span text:style-name="T23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A</text:span><text:span text:style-name="T22"> </text:span><text:span text:style-name="T23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15">(</text:span><text:span text:style-name="T61">&lt;TS&gt;</text:span><text:span text:style-name="T15">)</text:span><text:span text:style-name="T16"> </text:span><text:span text:style-name="T58">(&lt;&lt;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gt;&gt;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B</text:span><text:span text:style-name="T22"> </text:span><text:span text:style-name="T23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Ä</text:span><text:span text:style-name="T22"> </text:span><text:span text:style-name="T23">(1)</text:span></text:p>
            <text:p><text:span text:style-name="T13">Direction must change, i.e. match resulting show characters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B</text:span><text:span text:style-name="T22"> </text:span><text:span text:style-name="T23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Ä</text:span><text:span text:style-name="T22"> </text:span><text:span text:style-name="T23">(1)</text:span></text:p>
            <text:p><text:span text:style-name="T13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B</text:span><text:span text:style-name="T22"> </text:span><text:span text:style-name="T23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Ä</text:span><text:span text:style-name="T22"> </text:span><text:span text:style-name="T23">(1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58">(&lt;&lt;)</text:span><text:span text:style-name="T16"> </text:span><text:span text:style-name="T37">B</text:span><text:span text:style-name="T22"> </text:span><text:span text:style-name="T23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Ä</text:span><text:span text:style-name="T22"> </text:span><text:span text:style-name="T23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A</text:span></text:p>
          </table:table-cell>
          <table:table-cell table:number-columns-repeated="58"/>
        </table:table-row>
        <table:table-row table:style-name="ro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3">B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3">A</text:span><text:span text:style-name="T79">B</text:span></text:p>
            <text:p><text:span text:style-name="T13">Direction must be replaced !!</text:span></text:p>
          </table:table-cell>
          <table:table-cell table:number-columns-repeated="58"/>
        </table:table-row>
        <table:table-row table:style-name="ro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3">B</text:span><text:span text:style-name="T54"> </text:span><text:span text:style-name="T55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3">A</text:span><text:span text:style-name="T79">B</text:span><text:span text:style-name="T80">A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3">B</text:span><text:span text:style-name="T54"> </text:span><text:span text:style-name="T55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3">B</text:span><text:span text:style-name="T54"> </text:span><text:span text:style-name="T55">(1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3">A</text:span><text:span text:style-name="T79">B</text:span><text:span text:style-name="T80">A</text:span><text:span text:style-name="T79">B</text:span><text:span text:style-name="T56"> </text:span><text:span text:style-name="T57">(4)</text:span></text:p>
          </table:table-cell>
          <table:table-cell table:number-columns-repeated="58"/>
        </table:table-row>
        <table:table-row table:style-name="ro18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3">)</text:span><text:span text:style-name="T49"> </text:span><text:span text:style-name="T50">(&lt;&lt;)</text:span><text:span text:style-name="T51"> </text:span><text:span text:style-name="T81">BB</text:span><text:span text:style-name="T56"> </text:span><text:span text:style-name="T57">(2)</text:span></text:p>
            <text:p>...and: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3">AA</text:span></text:p>
            <text:p><text:span text:style-name="T13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4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65">(&lt;TS&gt;</text:span><text:span text:style-name="T66">)</text:span><text:span text:style-name="T67"> </text:span><text:span text:style-name="T68">(&lt;&lt;)</text:span><text:span text:style-name="T67"> </text:span><text:span text:style-name="T69">41h</text:span><text:span text:style-name="T10"> </text:span><text:span text:style-name="T69">42h</text:span><text:span text:style-name="T10"> </text:span><text:span text:style-name="T69">43h</text:span><text:span text:style-name="T10"> </text:span><text:span text:style-name="T69">44h</text:span><text:span text:style-name="T10"> </text:span><text:span text:style-name="T69">45h</text:span><text:span text:style-name="T10"> </text:span><text:span text:style-name="T69">46h</text:span><text:span text:style-name="T10"> </text:span><text:span text:style-name="T28">(6)</text:span></text:p>
          </table:table-cell>
          <table:table-cell table:style-name="ce73" office:value-type="string" calcext:value-type="string">
            <text:p><text:span text:style-name="T66">(&lt;TS&gt;)</text:span><text:span text:style-name="T67"> </text:span><text:span text:style-name="T68">(&gt;&gt;)</text:span><text:span text:style-name="T67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28">(6)</text:span>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40">44h</text:span><text:span text:style-name="T38"> </text:span><text:span text:style-name="T40">45h</text:span><text:span text:style-name="T38"> </text:span><text:span text:style-name="T40">46h</text:span><text:span text:style-name="T38"> </text:span><text:span text:style-name="T39">(6)</text:span></text:p>
            <text:p><text:span text:style-name="T7">(&lt;TS&gt;)</text:span><text:span text:style-name="T8"> </text:span><text:span text:style-name="T46">(&lt;&lt;)</text:span><text:span text:style-name="T8"> </text:span><text:span text:style-name="T69">41h</text:span><text:span text:style-name="T10"> </text:span><text:span text:style-name="T28">(1)</text:span></text:p>
            <text:p><text:span text:style-name="T65">(&lt;TS&gt;</text:span><text:span text:style-name="T66">)</text:span><text:span text:style-name="T67"> </text:span><text:span text:style-name="T68">(&lt;&lt;)</text:span><text:span text:style-name="T67"> </text:span><text:span text:style-name="T69">41h</text:span><text:span text:style-name="T10"> </text:span><text:span text:style-name="T69">42h</text:span><text:span text:style-name="T10"> </text:span><text:span text:style-name="T69">41h</text:span><text:span text:style-name="T10"> </text:span><text:span text:style-name="T69">42h</text:span><text:span text:style-name="T10"> </text:span><text:span text:style-name="T69">43h</text:span><text:span text:style-name="T10"> ... </text:span><text:span text:style-name="T28">(35)</text:span></text:p>
            <text:p><text:span text:style-name="T13">Or different, depending on chunking.</text:span>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38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7">(&lt;TS&gt;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28">(1)</text:span></text:p>
            <text:p><text:span text:style-name="T66">(&lt;TS&gt;)</text:span><text:span text:style-name="T67"> </text:span><text:span text:style-name="T68">(&gt;&gt;)</text:span><text:span text:style-name="T67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5)</text:span></text:p>
            <text:p><text:span text:style-name="T13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5h</text:span><text:span text:style-name="T22"> </text:span><text:span text:style-name="T17">46h</text:span><text:span text:style-name="T22"> </text:span><text:span text:style-name="T23">(2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23">(1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1h</text:span><text:span text:style-name="T22"> </text:span><text:span text:style-name="T17">42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3h</text:span><text:span text:style-name="T22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4h</text:span><text:span text:style-name="T22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4h</text:span><text:span text:style-name="T22"> </text:span><text:span text:style-name="T17">45h</text:span><text:span text:style-name="T22"> </text:span><text:span text:style-name="T17">41h</text:span><text:span text:style-name="T22"> </text:span><text:span text:style-name="T17">42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5h</text:span><text:span text:style-name="T22"> </text:span><text:span text:style-name="T17">46h</text:span><text:span text:style-name="T22"> </text:span><text:span text:style-name="T17">47h</text:span><text:span text:style-name="T22"> </text:span><text:span text:style-name="T17">41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6h</text:span><text:span text:style-name="T22"> </text:span><text:span text:style-name="T17">47h</text:span><text:span text:style-name="T22"> </text:span><text:span text:style-name="T17">48h</text:span><text:span text:style-name="T22"> </text:span><text:span text:style-name="T23">(3)</text:span></text:p>
            <text:p><text:span text:style-name="T13">Chunk and lenght line break are active now.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19">(</text:span><text:span text:style-name="T59">&lt;TS&gt;</text:span><text:span text:style-name="T15">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5h</text:span><text:span text:style-name="T22"> </text:span><text:span text:style-name="T17">46h</text:span><text:span text:style-name="T22"> </text:span><text:span text:style-name="T17">41h</text:span><text:span text:style-name="T22"> </text:span><text:span text:style-name="T17">41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2h</text:span><text:span text:style-name="T22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5h</text:span><text:span text:style-name="T22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17">41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6h</text:span><text:span text:style-name="T22"> </text:span><text:span text:style-name="T17">47h</text:span><text:span text:style-name="T22"> </text:span><text:span text:style-name="T17">41h</text:span><text:span text:style-name="T22"> </text:span><text:span text:style-name="T17">42h</text:span><text:span text:style-name="T22"> </text:span><text:span text:style-name="T23">(4)</text:span></text:p>
            <text:p><text:span text:style-name="T19">(</text:span><text:span text:style-name="T59">&lt;TS&gt;)</text:span><text:span text:style-name="T31"> </text:span><text:span text:style-name="T32">(&gt;&gt;)</text:span><text:span text:style-name="T31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23">(4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47h</text:span><text:span text:style-name="T22"> </text:span><text:span text:style-name="T17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38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1h</text:span><text:span text:style-name="T38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70">[Error: EOL keyword is not supported for binary terminals!]</text:span></text:p>
            <text:p><text:span text:style-name="T65">(&lt;TS&gt;)</text:span><text:span text:style-name="T71"> </text:span><text:span text:style-name="T72">(&lt;&lt;)</text:span><text:span text:style-name="T71"> </text:span><text:span text:style-name="T73">41h</text:span><text:span text:style-name="T74"> </text:span><text:span text:style-name="T69">41h</text:span><text:span text:style-name="T10"> </text:span><text:span text:style-name="T69">42h</text:span><text:span text:style-name="T10"> </text:span><text:span text:style-name="T28">(3)</text:span></text:p>
            <text:p><text:span text:style-name="T65">(&lt;TS&gt;)</text:span><text:span text:style-name="T67"> </text:span><text:span text:style-name="T68">(&lt;&lt;)</text:span><text:span text:style-name="T67"> </text:span><text:span text:style-name="T69">41h</text:span><text:span text:style-name="T10"> </text:span><text:span text:style-name="T69">42h</text:span><text:span text:style-name="T10"> </text:span><text:span text:style-name="T69">43h</text:span><text:span text:style-name="T10"> </text:span><text:span text:style-name="T28">(3)</text:span></text:p>
            <text:p><text:span text:style-name="T13">Note bugs #211 and #352 regarding suboptiomal position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1h</text:span><text:span text:style-name="T22"> </text:span><text:span text:style-name="T17">42h</text:span><text:span text:style-name="T22"> </text:span><text:span text:style-name="T23">(3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23">(3)</text:span></text:p>
          </table:table-cell>
          <table:table-cell table:number-columns-repeated="58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0">[Error: EOL keyword is not supported for binary terminals!]</text:span></text:p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1h</text:span><text:span text:style-name="T38"> </text:span><text:span text:style-name="T40">42h</text:span><text:span text:style-name="T38"> </text:span><text:span text:style-name="T39">(3)</text:span></text:p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39">(3)</text:span></text:p>
            <text:p><text:span text:style-name="T3">(&lt;TS&gt;</text:span><text:span text:style-name="T15">)</text:span><text:span text:style-name="T16"> </text:span><text:span text:style-name="T58">(&lt;&lt;)</text:span><text:span text:style-name="T16"> </text:span><text:span text:style-name="T37">41h</text:span><text:span text:style-name="T22"> </text:span><text:span text:style-name="T23">(1)</text:span></text:p>
            <text:p><text:span text:style-name="T3">(&lt;TS&gt;</text:span><text:span text:style-name="T59">)</text:span><text:span text:style-name="T31"> </text:span><text:span text:style-name="T32">(&lt;&lt;)</text:span><text:span text:style-name="T31"> </text:span><text:span text:style-name="T37">42h</text:span><text:span text:style-name="T22"> </text:span><text:span text:style-name="T23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41h</text:span><text:span text:style-name="T22"> </text:span><text:span text:style-name="T37">42h</text:span><text:span text:style-name="T22"> </text:span><text:span text:style-name="T37">43h</text:span><text:span text:style-name="T22"> </text:span><text:span text:style-name="T23">(3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1h</text:span><text:span text:style-name="T38"> </text:span><text:span text:style-name="T5">42h</text:span><text:span text:style-name="T38"> </text:span><text:span text:style-name="T39">(3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39">(3)</text:span></text:p>
            <text:p><text:span text:style-name="T3">(&lt;TS&gt;</text:span><text:span text:style-name="T15">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23">(2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23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5">(&lt;TS&gt;)</text:span><text:span text:style-name="T71"> </text:span><text:span text:style-name="T72">(&gt;&gt;)</text:span><text:span text:style-name="T71"> </text:span><text:span text:style-name="T82">41h</text:span><text:span text:style-name="T74"> </text:span><text:span text:style-name="T82">41h</text:span><text:span text:style-name="T74"> </text:span><text:span text:style-name="T82">42h</text:span><text:span text:style-name="T74"> </text:span><text:span text:style-name="T83">(3)</text:span></text:p>
            <text:p><text:span text:style-name="T65">(&lt;TS&gt;)</text:span><text:span text:style-name="T71"> </text:span><text:span text:style-name="T72">(&gt;&gt;)</text:span><text:span text:style-name="T71"> </text:span><text:span text:style-name="T82">41h</text:span><text:span text:style-name="T74"> </text:span><text:span text:style-name="T82">42h</text:span><text:span text:style-name="T74"> </text:span><text:span text:style-name="T82">43h</text:span><text:span text:style-name="T74"> </text:span><text:span text:style-name="T9">41h</text:span><text:span text:style-name="T10"> </text:span><text:span text:style-name="T9">42h</text:span><text:span text:style-name="T10"> </text:span><text:span text:style-name="T28">(5)</text:span></text:p>
            <text:p><text:span text:style-name="T66">(&lt;TS&gt;)</text:span><text:span text:style-name="T67"> </text:span><text:span text:style-name="T68">(&gt;&gt;)</text:span><text:span text:style-name="T67"> </text:span><text:span text:style-name="T9">41h</text:span><text:span text:style-name="T10"> </text:span><text:span text:style-name="T9">42h</text:span><text:span text:style-name="T10"> </text:span><text:span text:style-name="T9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23">(6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/text:p>
          </table:table-cell>
          <table:table-cell table:number-columns-repeated="58"/>
        </table:table-row>
        <table:table-row table:style-name="ro9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23">(6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23">(9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5">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23">(6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23">(9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23">(9)</text:span></text:p>
            <text:p><text:span text:style-name="T59">(&lt;TS&gt;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5">(&lt;TS&gt;)</text:span><text:span text:style-name="T16"> </text:span><text:span text:style-name="T58">(&gt;&gt;)</text:span><text:span text:style-name="T16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23">(6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44h</text:span><text:span text:style-name="T22"> </text:span><text:span text:style-name="T17">45h</text:span><text:span text:style-name="T22"> </text:span><text:span text:style-name="T17">46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23">(9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17">31h</text:span><text:span text:style-name="T22"> </text:span><text:span text:style-name="T17">32h</text:span><text:span text:style-name="T22"> </text:span><text:span text:style-name="T17">33h</text:span><text:span text:style-name="T22"> </text:span><text:span text:style-name="T23">(9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31h</text:span><text:span text:style-name="T38"> </text:span><text:span text:style-name="T5">32h</text:span><text:span text:style-name="T38"> </text:span><text:span text:style-name="T5">33h</text:span><text:span text:style-name="T38"> </text:span><text:span text:style-name="T5">41h</text:span><text:span text:style-name="T38"> </text:span><text:span text:style-name="T17">42h</text:span><text:span text:style-name="T22"> </text:span><text:span text:style-name="T23">(8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41h</text:span><text:span text:style-name="T22"> </text:span><text:span text:style-name="T17">42h</text:span><text:span text:style-name="T22"> </text:span><text:span text:style-name="T17">43h</text:span></text:p>
            <text:p><text:span text:style-name="T13">Note that </text:span><text:span text:style-name="T84">41h</text:span><text:span text:style-name="T85"> </text:span><text:span text:style-name="T86">42h</text:span><text:span text:style-name="T85"> </text:span><text:span text:style-name="T87">(8)</text:span><text:span text:style-name="T88"> will only be appended after the delay,</text:span></text:p>
            <text:p><text:span text:style-name="T13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5">(&lt;TS&gt;</text:span><text:span text:style-name="T7">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31h</text:span><text:span text:style-name="T10"> </text:span><text:span text:style-name="T9">32h</text:span><text:span text:style-name="T10"> </text:span><text:span text:style-name="T9">33h ...</text:span></text:p>
            <text:p><text:span text:style-name="T13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9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5">)</text:span><text:span text:style-name="T16"> </text:span><text:span text:style-name="T58">(&gt;&gt;)</text:span><text:span text:style-name="T16"> </text:span><text:span text:style-name="T17">32h</text:span><text:span text:style-name="T22"> </text:span><text:span text:style-name="T17">33h</text:span><text:span text:style-name="T22"> </text:span><text:span text:style-name="T23">(2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7">31h</text:span></text:p>
            <text:p><text:span text:style-name="T13">Note that &lt;NUL&gt; is currently being hidden.</text:span></text:p>
          </table:table-cell>
          <table:table-cell table:number-columns-repeated="58"/>
        </table:table-row>
        <table:table-row table:style-name="ro9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65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28">(2)</text:span></text:p>
            <text:p><text:span text:style-name="T65">(&lt;TS&gt;</text:span><text:span text:style-name="T66">)</text:span><text:span text:style-name="T67"> </text:span><text:span text:style-name="T68">(&gt;&gt;)</text:span><text:span text:style-name="T67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28">(3)</text:span></text:p>
            <text:p><text:span text:style-name="T65">(&lt;TS&gt;</text:span><text:span text:style-name="T66">)</text:span><text:span text:style-name="T67"> </text:span><text:span text:style-name="T68">(&gt;&gt;)</text:span><text:span text:style-name="T67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9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65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3)</text:span></text:p>
            <text:p><text:span text:style-name="T65">(&lt;TS&gt;</text:span><text:span text:style-name="T66">)</text:span><text:span text:style-name="T67"> </text:span><text:span text:style-name="T68">(&gt;&gt;)</text:span><text:span text:style-name="T67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4)</text:span></text:p>
            <text:p><text:span text:style-name="T65">(&lt;TS&gt;</text:span><text:span text:style-name="T66">)</text:span><text:span text:style-name="T67"> </text:span><text:span text:style-name="T68">(&gt;&gt;)</text:span><text:span text:style-name="T67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89">123</text:span> AB <text:span text:style-name="T89">C456</text:span></text:p>
          </table:table-cell>
          <table:table-cell office:value-type="string" calcext:value-type="string">
            <text:p>Data sent and received</text:p>
            <text:p>Automatic action is triggered for <text:span text:style-name="T89">each of the two matches</text:span></text:p>
            <text:p><text:span text:style-name="T13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5">(&gt;&gt;)</text:span><text:span text:style-name="T16"> </text:span><text:span text:style-name="T17">ABC</text:span></text:p>
            <text:p><text:span text:style-name="T59">(&gt;&gt;)</text:span><text:span text:style-name="T31"> </text:span><text:span text:style-name="T17">ABC</text:span></text:p>
            <text:p><text:span text:style-name="T59">(&gt;&gt;)</text:span><text:span text:style-name="T31"> </text:span><text:span text:style-name="T17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5">(&gt;&gt;)</text:span><text:span text:style-name="T16"> </text:span><text:span text:style-name="T17">xyz</text:span></text:p>
            <text:p><text:span text:style-name="T59">(&gt;&gt;)</text:span><text:span text:style-name="T31"> </text:span><text:span text:style-name="T17">xyz</text:span></text:p>
            <text:p><text:span text:style-name="T59">(&gt;&gt;)</text:span><text:span text:style-name="T31"> </text:span><text:span text:style-name="T17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5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90">Action: [Line Chart (X = Time)]</text:span></text:p>
            <text:p><text:span text:style-name="T90">Trigger:</text:span></text:p>
            <text:p><text:span text:style-name="T91">(</text:span><text:span text:style-name="T90">(?:(?:19|20)\d\d-(?:0[1-9]|1[012])-(?:0[1-9]|[12]\d|3[01]))</text:span><text:span text:style-name="T92">T</text:span><text:span text:style-name="T93">(?:(?:[01]\d|2[0-3]):[0-5]\d:[0-5]\d)</text:span><text:span text:style-name="T94">)</text:span><text:span text:style-name="T93">\s+([-+]?(?:\d+(?:\.\d*)?|\.\d+))\s+([-+]?\d+)\s+([-+]?\d+)\s+([A-Z]{1})\s+</text:span>([A-Za-z]{3})</text:p>
            <text:p><text:span text:style-name="T91">(</text:span><text:span text:style-name="T93">(?:(?:19|20)\d\d-(?:0[1-9]|1[012])-(?:0[1-9]|[12]\d|3[01]))</text:span><text:span text:style-name="T92">T</text:span><text:span text:style-name="T93">(?:(?:[01]\d|2[0-3]):[0-5]\d:[0-5]\d)</text:span><text:span text:style-name="T94">)</text:span></text:p>
            <text:p><text:span text:style-name="T95">                                                                                                                                                                 </text:span><text:span text:style-name="T96">\s+([-+]?(?:\d+(?:\.\d*)?|\.\d+))</text:span></text:p>
            <text:p><text:span text:style-name="T95">                                                                                                                                                                                                                    </text:span><text:span text:style-name="T96">\s+([-+]?\d+)\s+([-+]?\d+)</text:span></text:p>
            <text:p><text:span text:style-name="T95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96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25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90">Action: [Line Chart]</text:span></text:p>
            <text:p><text:span text:style-name="T90">Trigger:</text:span></text:p>
            <text:p><text:span text:style-name="T1">([-+]?(?:\d+(?:\.\d*)?|\.\d+))\s+([-+]?\d+)\s+([-+]?\d+)\s+([A-Z]{1})\s+</text:span>([A-Za-z]{3})</text:p>
            <text:p><text:span text:style-name="T13">([-+]?(?:\d+(?:\.\d*)?|\.\d+))</text:span></text:p>
            <text:p><text:span text:style-name="T95">                                               </text:span><text:span text:style-name="T96">\s+([-+]?\d+)\s+([-+]?\d+)</text:span></text:p>
            <text:p><text:span text:style-name="T95">                                                                                          </text:span><text:span text:style-name="T96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89">123</text:span> AB <text:span text:style-name="T89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each of the two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all 24 matches</text:span></text:p>
            <text:p><text:span text:style-name="T13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all 24 matches</text:span></text:p>
            <text:p><text:span text:style-name="T13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all 24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all 24 matches</text:span></text:p>
            <text:p><text:span text:style-name="T13">Trigger is highlighted</text:span></text:p>
          </table:table-cell>
          <table:table-cell office:value-type="string" calcext:value-type="string">
            <text:p/>
            <text:p><text:span text:style-name="T34">...ABC</text:span><text:span text:style-name="T38"> </text:span><text:span text:style-name="T39">(72) </text:span><text:span text:style-name="T88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all 24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9">all 24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7">all 10 matches</text:span></text:p>
            <text:p><text:span text:style-name="T1">Automatic response</text:span> is composed from first 4 triggers</text:p>
            <text:p><text:span text:style-name="T13">Trigger is highlighted</text:span></text:p>
          </table:table-cell>
          <table:table-cell office:value-type="string" calcext:value-type="string">
            <text:p><text:span text:style-name="T102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7">all 10 matches</text:span></text:p>
            <text:p><text:span text:style-name="T1">Automatic response</text:span> contains <text:span text:style-name="T98">error message</text:span></text:p>
            <text:p><text:span text:style-name="T13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7">all 10 matches</text:span></text:p>
            <text:p><text:span text:style-name="T1">Automatic response</text:span> contains <text:span text:style-name="T98">error message</text:span></text:p>
            <text:p><text:span text:style-name="T13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13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9">   1 </text:span><text:span text:style-name="T100">S S       0.00 g</text:span></text:p>
            <text:p><text:span text:style-name="T99">   2 </text:span><text:span text:style-name="T100">S S       0.00 g</text:span></text:p>
            <text:p><text:span text:style-name="T99">   3 </text:span><text:span text:style-name="T100">S S       0.00 g</text:span></text:p>
            <text:p><text:span text:style-name="T101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9">...</text:span></text:p>
            <text:p><text:span text:style-name="T99"> 101 </text:span><text:span text:style-name="T100">S D       ?.?? g</text:span></text:p>
            <text:p><text:span text:style-name="T99"> 102 </text:span><text:span text:style-name="T100">S D       ?.?? g</text:span></text:p>
            <text:p><text:span text:style-name="T99"> 103 </text:span><text:span text:style-name="T100">S D       ?.?? g</text:span></text:p>
            <text:p><text:span text:style-name="T101">...</text:span></text:p>
            <text:p><text:span text:style-name="T13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3">Responses are no longer shown when unstable</text:span></text:p>
            <text:p><text:span text:style-name="T99">...</text:span></text:p>
            <text:p><text:span text:style-name="T99"> 201 </text:span><text:span text:style-name="T100">S S       ?.?? g</text:span></text:p>
            <text:p><text:span text:style-name="T99"> 202 </text:span><text:span text:style-name="T100">S S       ?.?? g</text:span></text:p>
            <text:p><text:span text:style-name="T99"> 203 </text:span><text:span text:style-name="T100">S S       ?.?? g</text:span></text:p>
            <text:p><text:span text:style-name="T101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[Show &gt; Counts/Rates]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2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9">(&lt;&lt;)</text:span><text:span text:style-name="T31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3">    in receiving terminal</text:span></text:p>
          </table:table-cell>
          <table:table-cell table:number-columns-repeated="59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3">    in receiving terminal</text:span></text:p>
            <text:p><text:span text:style-name="T59">(&lt;&lt;)</text:span><text:span text:style-name="T31"> </text:span><text:span text:style-name="T37">X</text:span><text:span text:style-name="T62">&lt;CR&gt;&lt;LF&gt;</text:span><text:span text:style-name="T25"> </text:span><text:span text:style-name="T23">(3)</text:span></text:p>
          </table:table-cell>
          <table:table-cell table:number-columns-repeated="59"/>
        </table:table-row>
        <table:table-row table:style-name="ro2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3">    in receiving terminal</text:span></text:p>
            <text:p><text:span text:style-name="T59">(&lt;&lt;)</text:span><text:span text:style-name="T31"> </text:span><text:span text:style-name="T37">X</text:span><text:span text:style-name="T62">&lt;CR&gt;&lt;LF&gt;</text:span><text:span text:style-name="T25"> </text:span><text:span text:style-name="T23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3">  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3">  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 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3">  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7">(&lt;&lt;)</text:span><text:span text:style-name="T108"> </text:span><text:span text:style-name="T40">A</text:span><text:span text:style-name="T38"> </text:span><text:span text:style-name="T39">(1)</text:span></text:p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107">(&gt;&gt;)</text:span><text:span text:style-name="T108"> </text:span><text:span text:style-name="T5">A</text:span><text:span text:style-name="T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3">  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9">(&lt;&lt;)</text:span><text:span text:style-name="T31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4"> </text:span><text:span text:style-name="T39">(2)</text:span><text:span text:style-name="T103">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4"> </text:span><text:span text:style-name="T39">(2)</text:span><text:span text:style-name="T109"> </text:span><text:span text:style-name="T103">in receiving terminal</text:span></text:p>
            <text:p><text:span text:style-name="T107">(&lt;&lt;)</text:span><text:span text:style-name="T108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</text:p>
            <text:p><text:span text:style-name="T59">(&lt;&lt;)</text:span><text:span text:style-name="T31"> </text:span><text:span text:style-name="T37">B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4"> </text:span><text:span text:style-name="T39">(2)</text:span><text:span text:style-name="T109"> </text:span><text:span text:style-name="T103">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 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105">&lt;CR&gt; </text:span><text:span text:style-name="T11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58">(0)</text:span></text:p>
            <text:p><text:span text:style-name="T15">(&gt;&gt;)</text:span><text:span text:style-name="T16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105">&lt;CR&gt;</text:span><text:span text:style-name="T4"> </text:span><text:span text:style-name="T36">(1)</text:span><text:span text:style-name="T110">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58">(0)</text:span></text:p>
            <text:p><text:span text:style-name="T15">(&gt;&gt;)</text:span><text:span text:style-name="T16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105">&lt;CR&gt;</text:span><text:span text:style-name="T4"> </text:span><text:span text:style-name="T36">(1)</text:span><text:span text:style-name="T110">  in receiving terminal</text:span></text:p>
            <text:p><text:span text:style-name="T107">(&lt;&lt;)</text:span><text:span text:style-name="T108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58">(0)</text:span></text:p>
            <text:p><text:span text:style-name="T15">(&gt;&gt;)</text:span><text:span text:style-name="T16"> </text:span><text:span text:style-name="T17">X</text:span><text:span text:style-name="T22"> </text:span><text:span text:style-name="T23">(1)</text:span></text:p>
            <text:p><text:span text:style-name="T59">(&lt;&lt;)</text:span><text:span text:style-name="T31"> </text:span><text:span text:style-name="T37">B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105">&lt;CR&gt;</text:span><text:span text:style-name="T4"> </text:span><text:span text:style-name="T36">(1)</text:span><text:span text:style-name="T110">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105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9">(&lt;&lt;)</text:span><text:span text:style-name="T31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4"> </text:span><text:span text:style-name="T39">(2)</text:span><text:span text:style-name="T103">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</text:p>
            <text:p><text:span text:style-name="T59">(&lt;&lt;)</text:span><text:span text:style-name="T31"> </text:span><text:span text:style-name="T60">&lt;CR&gt;</text:span><text:span text:style-name="T37">B</text:span><text:span text:style-name="T62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4"> </text:span><text:span text:style-name="T39">(2)</text:span><text:span text:style-name="T103"> in receiving terminal</text:span></text:p>
            <text:p><text:span text:style-name="T107">(&lt;&lt;)</text:span><text:span text:style-name="T108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A</text:span><text:span text:style-name="T22"> </text:span><text:span text:style-name="T23">(1)</text:span></text:p>
            <text:p><text:span text:style-name="T59">(&gt;&gt;)</text:span><text:span text:style-name="T31"> </text:span><text:span text:style-name="T17">X</text:span><text:span text:style-name="T22"> </text:span><text:span text:style-name="T23">(1)</text:span></text:p>
            <text:p><text:span text:style-name="T59">(&lt;&lt;)</text:span><text:span text:style-name="T31"> </text:span><text:span text:style-name="T60">&lt;CR&gt;</text:span><text:span text:style-name="T37">B</text:span><text:span text:style-name="T62">&lt;LF&gt;</text:span><text:span text:style-name="T25"> </text:span><text:span text:style-name="T23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4"> </text:span><text:span text:style-name="T39">(2)</text:span><text:span text:style-name="T103"> in receiving terminal</text:span></text:p>
            <text:p><text:span text:style-name="T107">(&lt;&lt;)</text:span><text:span text:style-name="T108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104"> </text:span><text:span text:style-name="T39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37"> </text:span><text:span text:style-name="T22">   </text:span><text:span text:style-name="T23"> </text:span>    in sending terminal</text:p>
            <text:p/>
            <text:p><text:span text:style-name="T3">(&gt;&gt;)</text:span><text:span text:style-name="T4"> </text:span><text:span text:style-name="T105">&lt;CR&gt; </text:span><text:span text:style-name="T11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58">(0)</text:span></text:p>
            <text:p><text:span text:style-name="T15">(&gt;&gt;)</text:span><text:span text:style-name="T16"> </text:span><text:span text:style-name="T17">X</text:span><text:span text:style-name="T22"> </text:span><text:span text:style-name="T23">(1)</text:span>    in sending terminal</text:p>
            <text:p/>
            <text:p><text:span text:style-name="T3">(&gt;&gt;)</text:span><text:span text:style-name="T4"> </text:span><text:span text:style-name="T105">&lt;CR&gt;</text:span><text:span text:style-name="T4"> </text:span><text:span text:style-name="T36">(1)</text:span><text:span text:style-name="T110">  in receiving terminal</text:span></text:p>
            <text:p><text:span text:style-name="T3">(&lt;&lt;)</text:span><text:span text:style-name="T4"> </text:span><text:span text:style-name="T40">X</text:span><text:span text:style-name="T106">&lt;CR&gt;&lt;LF&gt;</text:span><text:span text:style-name="T104"> </text:span><text:span text:style-name="T39">(3)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58">(0)</text:span></text:p>
            <text:p><text:span text:style-name="T15">(&gt;&gt;)</text:span><text:span text:style-name="T16"> </text:span><text:span text:style-name="T17">X</text:span><text:span text:style-name="T22"> </text:span><text:span text:style-name="T23">(1)</text:span></text:p>
            <text:p><text:span text:style-name="T59">(&lt;&lt;)</text:span><text:span text:style-name="T31"> </text:span><text:span text:style-name="T60">&lt;CR&gt;</text:span><text:span text:style-name="T37">B</text:span><text:span text:style-name="T22"> </text:span><text:span text:style-name="T23">(2)</text:span>  in sending terminal</text:p>
            <text:p/>
            <text:p><text:span text:style-name="T3">(&gt;&gt;)</text:span><text:span text:style-name="T4"> </text:span><text:span text:style-name="T105">&lt;CR&gt;</text:span><text:span text:style-name="T4"> </text:span><text:span text:style-name="T36">(1)</text:span><text:span text:style-name="T110">  in receiving terminal</text:span></text:p>
            <text:p><text:span text:style-name="T107">(&lt;&lt;)</text:span><text:span text:style-name="T108"> </text:span><text:span text:style-name="T40">X</text:span><text:span text:style-name="T106">&lt;CR&gt;&lt;LF&gt;</text:span><text:span text:style-name="T104"> </text:span><text:span text:style-name="T39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4"> </text:span><text:span text:style-name="T39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11">Note that display elements are text-only and no longer contain the underlying typed</text:span></text:p>
            <text:p><text:span text:style-name="T111">information such as the time stamp of the origin. Since the XML schema is strongly-</text:span></text:p>
            <text:p><text:span text:style-name="T111">typed again, the items need to be reconstructed. Not optimal, but simply a trade-off</text:span></text:p>
            <text:p><text:span text:style-name="T111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2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12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12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12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12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1<text:span text:style-name="T112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slightly above the right end of the 2<text:span text:style-name="T1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 table:number-columns-repeated="3"/>
          <table:table-cell office:value-type="string" calcext:value-type="string">
            <text:p>"Help &gt; About" &gt; Click slightly above the right end of the 3<text:span text:style-name="T112">rd</text:span> line</text:p>
          </table:table-cell>
          <table:table-cell office:value-type="string" calcext:value-type="string">
            <text:p>Repeat steps above, except <text:span text:style-name="T113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4:58:19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1DT16H10M29S</meta:editing-duration>
    <meta:editing-cycles>667</meta:editing-cycles>
    <meta:generator>LibreOffice/6.4.3.2$Windows_X86_64 LibreOffice_project/747b5d0ebf89f41c860ec2a39efd7cb15b54f2d8</meta:generator>
    <dc:date>2021-01-14T18:13:05.619000000</dc:date>
    <meta:print-date>2013-02-02T14:44:49.07</meta:print-date>
    <meta:document-statistic meta:table-count="13" meta:cell-count="2580" meta:object-count="0"/>
    <meta:user-defined meta:name="Info 1"/>
    <meta:user-defined meta:name="Info 2"/>
    <meta:user-defined meta:name="Info 3"/>
    <meta:user-defined meta:name="Info 4"/>
  </office:meta>
</office:document-meta>
</file>